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1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yousense" table:style-name="ta1">
        <table:shapes>
          <draw:frame draw:z-index="0" draw:style-name="gr1" draw:text-style-name="P1" svg:width="7.6366in" svg:height="4.0102in" svg:x="3.2992in" svg:y="2.3972in">
            <draw:object draw:notify-on-update-of-ranges="yousense.E4:yousense.E11 yousense.F3:yousense.F3 yousense.F4:yousense.F11 yousense.G3:yousense.G3 yousense.G4:yousense.G11 yousense.H3:yousense.H3 yousense.H4:yousense.H11 yousense.I3:yousense.I3 yousense.I4:yousense.I11 yousense.J3:yousense.J3 yousense.J4:yousense.J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useri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ont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202" calcext:value-type="float">
            <text:p>52202</text:p>
          </table:table-cell>
          <table:table-cell office:value-type="string" calcext:value-type="string">
            <text:p>April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744" calcext:value-type="float">
            <text:p>87744</text:p>
          </table:table-cell>
          <table:table-cell office:value-type="string" calcext:value-type="string">
            <text:p>May</text:p>
          </table:table-cell>
          <table:table-cell table:number-columns-repeated="2"/>
          <table:table-cell office:value-type="string" calcext:value-type="string">
            <text:p>User 1</text:p>
          </table:table-cell>
          <table:table-cell office:value-type="string" calcext:value-type="string">
            <text:p>User 2</text:p>
          </table:table-cell>
          <table:table-cell office:value-type="string" calcext:value-type="string">
            <text:p>User 3</text:p>
          </table:table-cell>
          <table:table-cell office:value-type="string" calcext:value-type="string">
            <text:p>User 5</text:p>
          </table:table-cell>
          <table:table-cell office:value-type="string" calcext:value-type="string">
            <text:p>User 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073" calcext:value-type="float">
            <text:p>93073</text:p>
          </table:table-cell>
          <table:table-cell office:value-type="string" calcext:value-type="string">
            <text:p>June</text:p>
          </table:table-cell>
          <table:table-cell/>
          <table:table-cell office:value-type="string" calcext:value-type="string">
            <text:p>April</text:p>
          </table:table-cell>
          <table:table-cell office:value-type="float" office:value="52202" calcext:value-type="float">
            <text:p>52202</text:p>
          </table:table-cell>
          <table:table-cell office:value-type="float" office:value="34627" calcext:value-type="float">
            <text:p>34627</text:p>
          </table:table-cell>
          <table:table-cell office:value-type="float" office:value="74415" calcext:value-type="float">
            <text:p>74415</text:p>
          </table:table-cell>
          <table:table-cell office:value-type="float" office:value="24118" calcext:value-type="float">
            <text:p>24118</text:p>
          </table:table-cell>
          <table:table-cell office:value-type="float" office:value="9391" calcext:value-type="float">
            <text:p>93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004" calcext:value-type="float">
            <text:p>85004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May</text:p>
          </table:table-cell>
          <table:table-cell office:value-type="float" office:value="87744" calcext:value-type="float">
            <text:p>87744</text:p>
          </table:table-cell>
          <table:table-cell office:value-type="float" office:value="74910" calcext:value-type="float">
            <text:p>74910</text:p>
          </table:table-cell>
          <table:table-cell office:value-type="float" office:value="64746" calcext:value-type="float">
            <text:p>64746</text:p>
          </table:table-cell>
          <table:table-cell office:value-type="float" office:value="64197" calcext:value-type="float">
            <text:p>64197</text:p>
          </table:table-cell>
          <table:table-cell office:value-type="float" office:value="72920" calcext:value-type="float">
            <text:p>729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046" calcext:value-type="float">
            <text:p>136046</text:p>
          </table:table-cell>
          <table:table-cell office:value-type="string" calcext:value-type="string">
            <text:p>August</text:p>
          </table:table-cell>
          <table:table-cell/>
          <table:table-cell office:value-type="string" calcext:value-type="string">
            <text:p>June</text:p>
          </table:table-cell>
          <table:table-cell office:value-type="float" office:value="93073" calcext:value-type="float">
            <text:p>93073</text:p>
          </table:table-cell>
          <table:table-cell office:value-type="float" office:value="59750" calcext:value-type="float">
            <text:p>59750</text:p>
          </table:table-cell>
          <table:table-cell office:value-type="float" office:value="115871" calcext:value-type="float">
            <text:p>115871</text:p>
          </table:table-cell>
          <table:table-cell office:value-type="float" office:value="65521" calcext:value-type="float">
            <text:p>65521</text:p>
          </table:table-cell>
          <table:table-cell office:value-type="float" office:value="74163" calcext:value-type="float">
            <text:p>741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792" calcext:value-type="float">
            <text:p>35792</text:p>
          </table:table-cell>
          <table:table-cell office:value-type="string" calcext:value-type="string">
            <text:p>September</text:p>
          </table:table-cell>
          <table:table-cell/>
          <table:table-cell office:value-type="string" calcext:value-type="string">
            <text:p>July</text:p>
          </table:table-cell>
          <table:table-cell office:value-type="float" office:value="85004" calcext:value-type="float">
            <text:p>85004</text:p>
          </table:table-cell>
          <table:table-cell office:value-type="float" office:value="98550" calcext:value-type="float">
            <text:p>98550</text:p>
          </table:table-cell>
          <table:table-cell office:value-type="float" office:value="95648" calcext:value-type="float">
            <text:p>95648</text:p>
          </table:table-cell>
          <table:table-cell office:value-type="float" office:value="72780" calcext:value-type="float">
            <text:p>72780</text:p>
          </table:table-cell>
          <table:table-cell office:value-type="float" office:value="41314" calcext:value-type="float">
            <text:p>413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718" calcext:value-type="float">
            <text:p>68718</text:p>
          </table:table-cell>
          <table:table-cell office:value-type="string" calcext:value-type="string">
            <text:p>October</text:p>
          </table:table-cell>
          <table:table-cell/>
          <table:table-cell office:value-type="string" calcext:value-type="string">
            <text:p>August</text:p>
          </table:table-cell>
          <table:table-cell office:value-type="float" office:value="136046" calcext:value-type="float">
            <text:p>136046</text:p>
          </table:table-cell>
          <table:table-cell office:value-type="float" office:value="96409" calcext:value-type="float">
            <text:p>96409</text:p>
          </table:table-cell>
          <table:table-cell office:value-type="float" office:value="113324" calcext:value-type="float">
            <text:p>113324</text:p>
          </table:table-cell>
          <table:table-cell office:value-type="float" office:value="59629" calcext:value-type="float">
            <text:p>59629</text:p>
          </table:table-cell>
          <table:table-cell office:value-type="float" office:value="73496" calcext:value-type="float">
            <text:p>73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191" calcext:value-type="float">
            <text:p>24191</text:p>
          </table:table-cell>
          <table:table-cell office:value-type="string" calcext:value-type="string">
            <text:p>November</text:p>
          </table:table-cell>
          <table:table-cell/>
          <table:table-cell office:value-type="string" calcext:value-type="string">
            <text:p>September</text:p>
          </table:table-cell>
          <table:table-cell office:value-type="float" office:value="35792" calcext:value-type="float">
            <text:p>35792</text:p>
          </table:table-cell>
          <table:table-cell office:value-type="float" office:value="60590" calcext:value-type="float">
            <text:p>60590</text:p>
          </table:table-cell>
          <table:table-cell office:value-type="float" office:value="131227" calcext:value-type="float">
            <text:p>131227</text:p>
          </table:table-cell>
          <table:table-cell office:value-type="float" office:value="52681" calcext:value-type="float">
            <text:p>52681</text:p>
          </table:table-cell>
          <table:table-cell office:value-type="float" office:value="10691" calcext:value-type="float">
            <text:p>1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627" calcext:value-type="float">
            <text:p>34627</text:p>
          </table:table-cell>
          <table:table-cell office:value-type="string" calcext:value-type="string">
            <text:p>April</text:p>
          </table:table-cell>
          <table:table-cell/>
          <table:table-cell office:value-type="string" calcext:value-type="string">
            <text:p>October</text:p>
          </table:table-cell>
          <table:table-cell office:value-type="float" office:value="68718" calcext:value-type="float">
            <text:p>68718</text:p>
          </table:table-cell>
          <table:table-cell office:value-type="float" office:value="74074" calcext:value-type="float">
            <text:p>74074</text:p>
          </table:table-cell>
          <table:table-cell office:value-type="float" office:value="91271" calcext:value-type="float">
            <text:p>91271</text:p>
          </table:table-cell>
          <table:table-cell office:value-type="float" office:value="36006" calcext:value-type="float">
            <text:p>3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910" calcext:value-type="float">
            <text:p>74910</text:p>
          </table:table-cell>
          <table:table-cell office:value-type="string" calcext:value-type="string">
            <text:p>May</text:p>
          </table:table-cell>
          <table:table-cell/>
          <table:table-cell office:value-type="string" calcext:value-type="string">
            <text:p>November</text:p>
          </table:table-cell>
          <table:table-cell office:value-type="float" office:value="24191" calcext:value-type="float">
            <text:p>24191</text:p>
          </table:table-cell>
          <table:table-cell office:value-type="float" office:value="41863" calcext:value-type="float">
            <text:p>41863</text:p>
          </table:table-cell>
          <table:table-cell office:value-type="float" office:value="32009" calcext:value-type="float">
            <text:p>32009</text:p>
          </table:table-cell>
          <table:table-cell office:value-type="float" office:value="12801" calcext:value-type="float">
            <text:p>12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750" calcext:value-type="float">
            <text:p>59750</text:p>
          </table:table-cell>
          <table:table-cell office:value-type="string" calcext:value-type="string">
            <text:p>June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550" calcext:value-type="float">
            <text:p>98550</text:p>
          </table:table-cell>
          <table:table-cell office:value-type="string" calcext:value-type="string">
            <text:p>July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409" calcext:value-type="float">
            <text:p>96409</text:p>
          </table:table-cell>
          <table:table-cell office:value-type="string" calcext:value-type="string">
            <text:p>August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590" calcext:value-type="float">
            <text:p>60590</text:p>
          </table:table-cell>
          <table:table-cell office:value-type="string" calcext:value-type="string">
            <text:p>September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074" calcext:value-type="float">
            <text:p>74074</text:p>
          </table:table-cell>
          <table:table-cell office:value-type="string" calcext:value-type="string">
            <text:p>October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863" calcext:value-type="float">
            <text:p>41863</text:p>
          </table:table-cell>
          <table:table-cell office:value-type="string" calcext:value-type="string">
            <text:p>November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415" calcext:value-type="float">
            <text:p>74415</text:p>
          </table:table-cell>
          <table:table-cell office:value-type="string" calcext:value-type="string">
            <text:p>April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746" calcext:value-type="float">
            <text:p>64746</text:p>
          </table:table-cell>
          <table:table-cell office:value-type="string" calcext:value-type="string">
            <text:p>May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5871" calcext:value-type="float">
            <text:p>115871</text:p>
          </table:table-cell>
          <table:table-cell office:value-type="string" calcext:value-type="string">
            <text:p>June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648" calcext:value-type="float">
            <text:p>95648</text:p>
          </table:table-cell>
          <table:table-cell office:value-type="string" calcext:value-type="string">
            <text:p>July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3324" calcext:value-type="float">
            <text:p>113324</text:p>
          </table:table-cell>
          <table:table-cell office:value-type="string" calcext:value-type="string">
            <text:p>August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1227" calcext:value-type="float">
            <text:p>131227</text:p>
          </table:table-cell>
          <table:table-cell office:value-type="string" calcext:value-type="string">
            <text:p>September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1271" calcext:value-type="float">
            <text:p>91271</text:p>
          </table:table-cell>
          <table:table-cell office:value-type="string" calcext:value-type="string">
            <text:p>October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009" calcext:value-type="float">
            <text:p>32009</text:p>
          </table:table-cell>
          <table:table-cell office:value-type="string" calcext:value-type="string">
            <text:p>November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118" calcext:value-type="float">
            <text:p>24118</text:p>
          </table:table-cell>
          <table:table-cell office:value-type="string" calcext:value-type="string">
            <text:p>April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197" calcext:value-type="float">
            <text:p>64197</text:p>
          </table:table-cell>
          <table:table-cell office:value-type="string" calcext:value-type="string">
            <text:p>May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521" calcext:value-type="float">
            <text:p>65521</text:p>
          </table:table-cell>
          <table:table-cell office:value-type="string" calcext:value-type="string">
            <text:p>June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780" calcext:value-type="float">
            <text:p>72780</text:p>
          </table:table-cell>
          <table:table-cell office:value-type="string" calcext:value-type="string">
            <text:p>July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629" calcext:value-type="float">
            <text:p>59629</text:p>
          </table:table-cell>
          <table:table-cell office:value-type="string" calcext:value-type="string">
            <text:p>August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681" calcext:value-type="float">
            <text:p>52681</text:p>
          </table:table-cell>
          <table:table-cell office:value-type="string" calcext:value-type="string">
            <text:p>September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006" calcext:value-type="float">
            <text:p>36006</text:p>
          </table:table-cell>
          <table:table-cell office:value-type="string" calcext:value-type="string">
            <text:p>October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01" calcext:value-type="float">
            <text:p>12801</text:p>
          </table:table-cell>
          <table:table-cell office:value-type="string" calcext:value-type="string">
            <text:p>November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91" calcext:value-type="float">
            <text:p>9391</text:p>
          </table:table-cell>
          <table:table-cell office:value-type="string" calcext:value-type="string">
            <text:p>April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920" calcext:value-type="float">
            <text:p>72920</text:p>
          </table:table-cell>
          <table:table-cell office:value-type="string" calcext:value-type="string">
            <text:p>May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163" calcext:value-type="float">
            <text:p>74163</text:p>
          </table:table-cell>
          <table:table-cell office:value-type="string" calcext:value-type="string">
            <text:p>June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314" calcext:value-type="float">
            <text:p>41314</text:p>
          </table:table-cell>
          <table:table-cell office:value-type="string" calcext:value-type="string">
            <text:p>July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496" calcext:value-type="float">
            <text:p>73496</text:p>
          </table:table-cell>
          <table:table-cell office:value-type="string" calcext:value-type="string">
            <text:p>August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691" calcext:value-type="float">
            <text:p>10691</text:p>
          </table:table-cell>
          <table:table-cell office:value-type="string" calcext:value-type="string">
            <text:p>September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tober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vember</text:p>
          </table:table-cell>
          <table:table-cell table:number-columns-repeated="7"/>
        </table:table-row>
      </table:table>
      <table:table table:name="cdr gps" table:style-name="ta1">
        <table:shapes>
          <draw:frame draw:z-index="0" draw:style-name="gr1" draw:text-style-name="P1" svg:width="7.5555in" svg:height="3.8622in" svg:x="3.3941in" svg:y="2.2343in">
            <draw:object draw:notify-on-update-of-ranges="'cdr gps'.E3:'cdr gps'.E10 'cdr gps'.F2:'cdr gps'.F2 'cdr gps'.F3:'cdr gps'.F10 'cdr gps'.G2:'cdr gps'.G2 'cdr gps'.G3:'cdr gps'.G10 'cdr gps'.H2:'cdr gps'.H2 'cdr gps'.H3:'cdr gps'.H10 'cdr gps'.I2:'cdr gps'.I2 'cdr gps'.I3:'cdr gps'.I10 'cdr gps'.J2:'cdr gps'.J2 'cdr gps'.J3:'cdr gps'.J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7.6366in" svg:height="4.0102in" svg:x="3.3335in" svg:y="6.2059in">
            <draw:object draw:notify-on-update-of-ranges="yousense.E4:yousense.E11 yousense.F3:yousense.F3 yousense.F4:yousense.F11 yousense.G3:yousense.G3 yousense.G4:yousense.G11 yousense.H3:yousense.H3 yousense.H4:yousense.H11 yousense.I3:yousense.I3 yousense.I4:yousense.I11 yousense.J3:yousense.J3 yousense.J4:yousense.J1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useri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onth</text:p>
          </table:table-cell>
          <table:table-cell/>
          <table:table-cell table:style-name="ce1" office:value-type="string" calcext:value-type="string">
            <text:p>FIXED TABLE NAME IN YOUSENSE!!!!!!!!!!!!!!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ril</text:p>
          </table:table-cell>
          <table:table-cell table:number-columns-repeated="2"/>
          <table:table-cell office:value-type="string" calcext:value-type="string">
            <text:p>User 1</text:p>
          </table:table-cell>
          <table:table-cell office:value-type="string" calcext:value-type="string">
            <text:p>User 2</text:p>
          </table:table-cell>
          <table:table-cell office:value-type="string" calcext:value-type="string">
            <text:p>User 3</text:p>
          </table:table-cell>
          <table:table-cell office:value-type="string" calcext:value-type="string">
            <text:p>User 5</text:p>
          </table:table-cell>
          <table:table-cell office:value-type="string" calcext:value-type="string">
            <text:p>User 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May</text:p>
          </table:table-cell>
          <table:table-cell/>
          <table:table-cell office:value-type="string" calcext:value-type="string">
            <text:p>April</text:p>
          </table:table-cell>
          <table:table-cell office:value-type="float" office:value="0" calcext:value-type="float">
            <text:p>0</text:p>
          </table:table-cell>
          <table:table-cell office:value-type="float" office:value="1284" calcext:value-type="float">
            <text:p>1284</text:p>
          </table:table-cell>
          <table:table-cell office:value-type="float" office:value="332" calcext:value-type="float">
            <text:p>33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June</text:p>
          </table:table-cell>
          <table:table-cell/>
          <table:table-cell office:value-type="string" calcext:value-type="string">
            <text:p>May</text:p>
          </table:table-cell>
          <table:table-cell office:value-type="float" office:value="258" calcext:value-type="float">
            <text:p>258</text:p>
          </table:table-cell>
          <table:table-cell office:value-type="float" office:value="3282" calcext:value-type="float">
            <text:p>3282</text:p>
          </table:table-cell>
          <table:table-cell office:value-type="float" office:value="223" calcext:value-type="float">
            <text:p>223</text:p>
          </table:table-cell>
          <table:table-cell office:value-type="float" office:value="536" calcext:value-type="float">
            <text:p>536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June</text:p>
          </table:table-cell>
          <table:table-cell office:value-type="float" office:value="405" calcext:value-type="float">
            <text:p>405</text:p>
          </table:table-cell>
          <table:table-cell office:value-type="float" office:value="2442" calcext:value-type="float">
            <text:p>2442</text:p>
          </table:table-cell>
          <table:table-cell office:value-type="float" office:value="424" calcext:value-type="float">
            <text:p>424</text:p>
          </table:table-cell>
          <table:table-cell office:value-type="float" office:value="553" calcext:value-type="float">
            <text:p>553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August</text:p>
          </table:table-cell>
          <table:table-cell/>
          <table:table-cell office:value-type="string" calcext:value-type="string">
            <text:p>July</text:p>
          </table:table-cell>
          <table:table-cell office:value-type="float" office:value="305" calcext:value-type="float">
            <text:p>305</text:p>
          </table:table-cell>
          <table:table-cell office:value-type="float" office:value="2784" calcext:value-type="float">
            <text:p>2784</text:p>
          </table:table-cell>
          <table:table-cell office:value-type="float" office:value="367" calcext:value-type="float">
            <text:p>367</text:p>
          </table:table-cell>
          <table:table-cell office:value-type="float" office:value="391" calcext:value-type="float">
            <text:p>391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September</text:p>
          </table:table-cell>
          <table:table-cell/>
          <table:table-cell office:value-type="string" calcext:value-type="string">
            <text:p>August</text:p>
          </table:table-cell>
          <table:table-cell office:value-type="float" office:value="390" calcext:value-type="float">
            <text:p>390</text:p>
          </table:table-cell>
          <table:table-cell office:value-type="float" office:value="2261" calcext:value-type="float">
            <text:p>2261</text:p>
          </table:table-cell>
          <table:table-cell office:value-type="float" office:value="433" calcext:value-type="float">
            <text:p>433</text:p>
          </table:table-cell>
          <table:table-cell office:value-type="float" office:value="711" calcext:value-type="float">
            <text:p>711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October</text:p>
          </table:table-cell>
          <table:table-cell/>
          <table:table-cell office:value-type="string" calcext:value-type="string">
            <text:p>September</text:p>
          </table:table-cell>
          <table:table-cell office:value-type="float" office:value="279" calcext:value-type="float">
            <text:p>279</text:p>
          </table:table-cell>
          <table:table-cell office:value-type="float" office:value="2971" calcext:value-type="float">
            <text:p>2971</text:p>
          </table:table-cell>
          <table:table-cell office:value-type="float" office:value="770" calcext:value-type="float">
            <text:p>770</text:p>
          </table:table-cell>
          <table:table-cell office:value-type="float" office:value="884" calcext:value-type="float">
            <text:p>88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vember</text:p>
          </table:table-cell>
          <table:table-cell/>
          <table:table-cell office:value-type="string" calcext:value-type="string">
            <text:p>October</text:p>
          </table:table-cell>
          <table:table-cell office:value-type="float" office:value="285" calcext:value-type="float">
            <text:p>285</text:p>
          </table:table-cell>
          <table:table-cell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April</text:p>
          </table:table-cell>
          <table:table-cell/>
          <table:table-cell office:value-type="string" calcext:value-type="string">
            <text:p>November</text:p>
          </table:table-cell>
          <table:table-cell office:value-type="float" office:value="150" calcext:value-type="float">
            <text:p>150</text:p>
          </table:table-cell>
          <table:table-cell office:value-type="float" office:value="1360" calcext:value-type="float">
            <text:p>1360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82" calcext:value-type="float">
            <text:p>3282</text:p>
          </table:table-cell>
          <table:table-cell office:value-type="string" calcext:value-type="string">
            <text:p>May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42" calcext:value-type="float">
            <text:p>2442</text:p>
          </table:table-cell>
          <table:table-cell office:value-type="string" calcext:value-type="string">
            <text:p>June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84" calcext:value-type="float">
            <text:p>2784</text:p>
          </table:table-cell>
          <table:table-cell office:value-type="string" calcext:value-type="string">
            <text:p>July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August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71" calcext:value-type="float">
            <text:p>2971</text:p>
          </table:table-cell>
          <table:table-cell office:value-type="string" calcext:value-type="string">
            <text:p>September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92" calcext:value-type="float">
            <text:p>3092</text:p>
          </table:table-cell>
          <table:table-cell office:value-type="string" calcext:value-type="string">
            <text:p>October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November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April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May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June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July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August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September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October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vember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pril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May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June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July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August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September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October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ovember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ril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May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June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July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August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ptember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tober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vember</text:p>
          </table:table-cell>
          <table:table-cell table:number-columns-repeated="7"/>
        </table:table-row>
      </table:table>
      <table:table table:name="cdr gps count per user" table:style-name="ta1">
        <table:shapes>
          <draw:frame draw:z-index="0" draw:style-name="gr1" draw:text-style-name="P1" svg:width="6.2988in" svg:height="3.5429in" svg:x="1.8173in" svg:y="0.0394in">
            <draw:object draw:notify-on-update-of-ranges="'cdr gps count per user'.A2:'cdr gps count per user'.A6 'cdr gps count per user'.B1:'cdr gps count per user'.B1 'cdr gps count per user'.B2:'cdr gps count per user'.B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1.872in" svg:y="4.0697in">
            <draw:object draw:notify-on-update-of-ranges="'yousense count per user'.A2:'yousense count per user'.A6 'yousense count per user'.B1:'yousense count per user'.B1 'yousense count per user'.B2:'yousense count per user'.B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CDR cou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er 1</text:p>
          </table:table-cell>
          <table:table-cell office:value-type="float" office:value="6462" calcext:value-type="float">
            <text:p>64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er 2</text:p>
          </table:table-cell>
          <table:table-cell office:value-type="float" office:value="60035" calcext:value-type="float">
            <text:p>600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er 3</text:p>
          </table:table-cell>
          <table:table-cell office:value-type="float" office:value="5894" calcext:value-type="float">
            <text:p>58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er 5</text:p>
          </table:table-cell>
          <table:table-cell office:value-type="float" office:value="6699" calcext:value-type="float">
            <text:p>66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er 6</text:p>
          </table:table-cell>
          <table:table-cell office:value-type="float" office:value="3107" calcext:value-type="float">
            <text:p>3107</text:p>
          </table:table-cell>
          <table:table-cell table:number-columns-repeated="9"/>
        </table:table-row>
        <table:table-row table:style-name="ro1" table:number-rows-repeated="17">
          <table:table-cell table:number-columns-repeated="11"/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</table:table-row>
      </table:table>
      <table:table table:name="yousense count per user" table:style-name="ta1">
        <table:shapes>
          <draw:frame draw:z-index="0" draw:style-name="gr1" draw:text-style-name="P1" svg:width="6.2988in" svg:height="3.5429in" svg:x="1.8173in" svg:y="0.0394in">
            <draw:object draw:notify-on-update-of-ranges="'yousense count per user'.A2:'yousense count per user'.A6 'yousense count per user'.B1:'yousense count per user'.B1 'yousense count per user'.B2:'yousense count per user'.B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YouSense count</text:p>
          </table:table-cell>
        </table:table-row>
        <table:table-row table:style-name="ro1">
          <table:table-cell office:value-type="string" calcext:value-type="string">
            <text:p>User 1</text:p>
          </table:table-cell>
          <table:table-cell office:value-type="float" office:value="582770" calcext:value-type="float">
            <text:p>582770</text:p>
          </table:table-cell>
        </table:table-row>
        <table:table-row table:style-name="ro1">
          <table:table-cell office:value-type="string" calcext:value-type="string">
            <text:p>User 2</text:p>
          </table:table-cell>
          <table:table-cell office:value-type="float" office:value="540773" calcext:value-type="float">
            <text:p>540773</text:p>
          </table:table-cell>
        </table:table-row>
        <table:table-row table:style-name="ro1">
          <table:table-cell office:value-type="string" calcext:value-type="string">
            <text:p>User 3</text:p>
          </table:table-cell>
          <table:table-cell office:value-type="float" office:value="718511" calcext:value-type="float">
            <text:p>718511</text:p>
          </table:table-cell>
        </table:table-row>
        <table:table-row table:style-name="ro1">
          <table:table-cell office:value-type="string" calcext:value-type="string">
            <text:p>User 5</text:p>
          </table:table-cell>
          <table:table-cell office:value-type="float" office:value="387733" calcext:value-type="float">
            <text:p>387733</text:p>
          </table:table-cell>
        </table:table-row>
        <table:table-row table:style-name="ro1">
          <table:table-cell office:value-type="string" calcext:value-type="string">
            <text:p>User 6</text:p>
          </table:table-cell>
          <table:table-cell office:value-type="float" office:value="281975" calcext:value-type="float">
            <text:p>281975</text:p>
          </table:table-cell>
        </table:table-row>
      </table:table>
      <table:table table:name="assessments" table:style-name="ta1">
        <table:shapes>
          <draw:frame draw:z-index="0" draw:style-name="gr1" draw:text-style-name="P1" svg:width="6.2988in" svg:height="3.5429in" svg:x="2.8984in" svg:y="4.9598in">
            <draw:object draw:notify-on-update-of-ranges="assessments.A2:assessments.A6 assessments.B1:assessments.B1 assessments.B2:assessments.B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2.9358in" svg:y="1.224in">
            <draw:object draw:notify-on-update-of-ranges="assessments.D2:assessments.D6 assessments.E1:assessments.E1 assessments.E2:assessments.E6 assessments.F1:assessments.F1 assessments.F2:assessments.F6 assessments.G1:assessments.G1 assessments.G2:assessments.G6 assessments.H1:assessments.H1 assessments.H2:assessments.H6 assessments.I1:assessments.I1 assessments.I2:assessments.I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assessment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User 1</text:p>
          </table:table-cell>
          <table:table-cell office:value-type="string" calcext:value-type="string">
            <text:p>User 2</text:p>
          </table:table-cell>
          <table:table-cell office:value-type="string" calcext:value-type="string">
            <text:p>User 3</text:p>
          </table:table-cell>
          <table:table-cell office:value-type="string" calcext:value-type="string">
            <text:p>User 5</text:p>
          </table:table-cell>
          <table:table-cell office:value-type="string" calcext:value-type="string">
            <text:p>User 6</text:p>
          </table:table-cell>
        </table:table-row>
        <table:table-row table:style-name="ro1">
          <table:table-cell office:value-type="string" calcext:value-type="string">
            <text:p>Too far in location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oo far in location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o far in time</text:p>
          </table:table-cell>
          <table:table-cell office:value-type="float" office:value="52428" calcext:value-type="float">
            <text:p>52428</text:p>
          </table:table-cell>
          <table:table-cell/>
          <table:table-cell office:value-type="string" calcext:value-type="string">
            <text:p>Too far in time</text:p>
          </table:table-cell>
          <table:table-cell office:value-type="float" office:value="4388" calcext:value-type="float">
            <text:p>4388</text:p>
          </table:table-cell>
          <table:table-cell office:value-type="float" office:value="40552" calcext:value-type="float">
            <text:p>40552</text:p>
          </table:table-cell>
          <table:table-cell office:value-type="float" office:value="3034" calcext:value-type="float">
            <text:p>3034</text:p>
          </table:table-cell>
          <table:table-cell office:value-type="float" office:value="2937" calcext:value-type="float">
            <text:p>2937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string" calcext:value-type="string">
            <text:p>Interpolated fix</text:p>
          </table:table-cell>
          <table:table-cell office:value-type="float" office:value="5645" calcext:value-type="float">
            <text:p>5645</text:p>
          </table:table-cell>
          <table:table-cell/>
          <table:table-cell office:value-type="string" calcext:value-type="string">
            <text:p>Interpolated fix</text:p>
          </table:table-cell>
          <table:table-cell office:value-type="float" office:value="777" calcext:value-type="float">
            <text:p>777</text:p>
          </table:table-cell>
          <table:table-cell office:value-type="float" office:value="2857" calcext:value-type="float">
            <text:p>2857</text:p>
          </table:table-cell>
          <table:table-cell office:value-type="float" office:value="1141" calcext:value-type="float">
            <text:p>1141</text:p>
          </table:table-cell>
          <table:table-cell office:value-type="float" office:value="586" calcext:value-type="float">
            <text:p>58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Next fix in time</text:p>
          </table:table-cell>
          <table:table-cell office:value-type="float" office:value="13260" calcext:value-type="float">
            <text:p>13260</text:p>
          </table:table-cell>
          <table:table-cell/>
          <table:table-cell office:value-type="string" calcext:value-type="string">
            <text:p>Next fix in time</text:p>
          </table:table-cell>
          <table:table-cell office:value-type="float" office:value="831" calcext:value-type="float">
            <text:p>831</text:p>
          </table:table-cell>
          <table:table-cell office:value-type="float" office:value="9022" calcext:value-type="float">
            <text:p>9022</text:p>
          </table:table-cell>
          <table:table-cell office:value-type="float" office:value="966" calcext:value-type="float">
            <text:p>966</text:p>
          </table:table-cell>
          <table:table-cell office:value-type="float" office:value="1710" calcext:value-type="float">
            <text:p>1710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Previous fix in time</text:p>
          </table:table-cell>
          <table:table-cell office:value-type="float" office:value="10850" calcext:value-type="float">
            <text:p>10850</text:p>
          </table:table-cell>
          <table:table-cell/>
          <table:table-cell office:value-type="string" calcext:value-type="string">
            <text:p>Previous fix in time</text:p>
          </table:table-cell>
          <table:table-cell office:value-type="float" office:value="464" calcext:value-type="float">
            <text:p>464</text:p>
          </table:table-cell>
          <table:table-cell office:value-type="float" office:value="7597" calcext:value-type="float">
            <text:p>7597</text:p>
          </table:table-cell>
          <table:table-cell office:value-type="float" office:value="751" calcext:value-type="float">
            <text:p>751</text:p>
          </table:table-cell>
          <table:table-cell office:value-type="float" office:value="1463" calcext:value-type="float">
            <text:p>1463</text:p>
          </table:table-cell>
          <table:table-cell office:value-type="float" office:value="575" calcext:value-type="float">
            <text:p>575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Too far in location</text:p>
          </table:table-cell>
          <table:table-cell table:number-columns-repeated="6"/>
        </table:table-row>
        <table:table-row table:style-name="ro1">
          <table:table-cell office:value-type="float" office:value="4388" calcext:value-type="float">
            <text:p>4388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Too far in time</text:p>
          </table:table-cell>
          <table:table-cell table:number-columns-repeated="6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interpolatedFix</text:p>
          </table:table-cell>
          <table:table-cell table:number-columns-repeated="6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nextFix</text:p>
          </table:table-cell>
          <table:table-cell table:number-columns-repeated="6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prevFix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Too far in location</text:p>
          </table:table-cell>
          <table:table-cell table:number-columns-repeated="6"/>
        </table:table-row>
        <table:table-row table:style-name="ro1">
          <table:table-cell office:value-type="float" office:value="40552" calcext:value-type="float">
            <text:p>40552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Too far in time</text:p>
          </table:table-cell>
          <table:table-cell table:number-columns-repeated="6"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interpolatedFix</text:p>
          </table:table-cell>
          <table:table-cell table:number-columns-repeated="6"/>
        </table:table-row>
        <table:table-row table:style-name="ro1">
          <table:table-cell office:value-type="float" office:value="9022" calcext:value-type="float">
            <text:p>9022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nextFix</text:p>
          </table:table-cell>
          <table:table-cell table:number-columns-repeated="6"/>
        </table:table-row>
        <table:table-row table:style-name="ro1">
          <table:table-cell office:value-type="float" office:value="7597" calcext:value-type="float">
            <text:p>759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prevFix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oo far in location</text:p>
          </table:table-cell>
          <table:table-cell table:number-columns-repeated="6"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oo far in time</text:p>
          </table:table-cell>
          <table:table-cell table:number-columns-repeated="6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interpolatedFix</text:p>
          </table:table-cell>
          <table:table-cell table:number-columns-repeated="6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nextFix</text:p>
          </table:table-cell>
          <table:table-cell table:number-columns-repeated="6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prevFix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o far in location</text:p>
          </table:table-cell>
          <table:table-cell table:number-columns-repeated="6"/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o far in time</text:p>
          </table:table-cell>
          <table:table-cell table:number-columns-repeated="6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dFix</text:p>
          </table:table-cell>
          <table:table-cell table:number-columns-repeated="6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xtFix</text:p>
          </table:table-cell>
          <table:table-cell table:number-columns-repeated="6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evFix</text:p>
          </table:table-cell>
          <table:table-cell table:number-columns-repeated="6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oo far in time</text:p>
          </table:table-cell>
          <table:table-cell table:number-columns-repeated="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interpolatedFix</text:p>
          </table:table-cell>
          <table:table-cell table:number-columns-repeated="6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extFix</text:p>
          </table:table-cell>
          <table:table-cell table:number-columns-repeated="6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revFix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/00/0000</text:date>, <text:time style:data-style-name="N2" text:time-value="15:04:47.8532924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00:02:57.809892232</meta:creation-date>
    <dc:date>2016-08-11T15:08:30.623174357</dc:date>
    <meta:editing-duration>PT14H42S</meta:editing-duration>
    <meta:editing-cycles>43</meta:editing-cycles>
    <meta:generator>LibreOffice/4.2.8.2$Linux_X86_64 LibreOffice_project/420m0$Build-2</meta:generator>
    <meta:document-statistic meta:table-count="5" meta:cell-count="497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398cm" svg:height="10.187cm" xlink:href=".." xlink:type="simple" chart:class="chart:line" chart:style-name="ch1">
        <chart:title svg:x="5.859cm" svg:y="0.339cm" chart:style-name="ch2">
          <text:p>YouSense events counts per months</text:p>
        </chart:title>
        <chart:legend chart:legend-position="end" svg:x="16.996cm" svg:y="3.643cm" style:legend-expansion="high" chart:style-name="ch3"/>
        <chart:plot-area chart:style-name="ch4" table:cell-range-address="yousense.E3:yousense.J11" chart:data-source-has-labels="both" svg:x="1.417cm" svg:y="1.347cm" svg:width="15.192cm" svg:height="7.637cm">
          <chartooo:coordinate-region svg:x="2.938cm" svg:y="1.577cm" svg:width="12.84cm" svg:height="6.698cm"/>
          <chart:axis chart:dimension="x" chart:name="primary-x" chart:style-name="ch5" chartooo:axis-type="auto">
            <chartooo:date-scale/>
            <chart:title svg:x="8.497cm" svg:y="9.188cm" chart:style-name="ch6">
              <text:p>Month</text:p>
            </chart:title>
            <chart:categories table:cell-range-address="yousense.E4:yousense.E11"/>
          </chart:axis>
          <chart:axis chart:dimension="y" chart:name="primary-y" chart:style-name="ch7">
            <chart:title svg:x="0.451cm" svg:y="6.104cm" chart:style-name="ch8">
              <text:p>Event count</text:p>
            </chart:title>
            <chart:grid chart:style-name="ch9" chart:class="major"/>
          </chart:axis>
          <chart:series chart:style-name="ch10" chart:values-cell-range-address="yousense.F4:yousense.F11" chart:label-cell-address="yousense.F3:yousense.F3" chart:class="chart:line">
            <chart:data-point chart:repeated="8"/>
          </chart:series>
          <chart:series chart:style-name="ch11" chart:values-cell-range-address="yousense.G4:yousense.G11" chart:label-cell-address="yousense.G3:yousense.G3" chart:class="chart:line">
            <chart:data-point chart:repeated="8"/>
          </chart:series>
          <chart:series chart:style-name="ch12" chart:values-cell-range-address="yousense.H4:yousense.H11" chart:label-cell-address="yousense.H3:yousense.H3" chart:class="chart:line">
            <chart:data-point chart:repeated="8"/>
          </chart:series>
          <chart:series chart:style-name="ch13" chart:values-cell-range-address="yousense.I4:yousense.I11" chart:label-cell-address="yousense.I3:yousense.I3" chart:class="chart:line">
            <chart:data-point chart:repeated="8"/>
          </chart:series>
          <chart:series chart:style-name="ch14" chart:values-cell-range-address="yousense.J4:yousense.J11" chart:label-cell-address="yousense.J3:yousense.J3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 1</text:p>
                <draw:g>
                  <svg:desc>yousense.F3:yousense.F3</svg:desc>
                </draw:g>
              </table:table-cell>
              <table:table-cell office:value-type="string">
                <text:p>User 2</text:p>
                <draw:g>
                  <svg:desc>yousense.G3:yousense.G3</svg:desc>
                </draw:g>
              </table:table-cell>
              <table:table-cell office:value-type="string">
                <text:p>User 3</text:p>
                <draw:g>
                  <svg:desc>yousense.H3:yousense.H3</svg:desc>
                </draw:g>
              </table:table-cell>
              <table:table-cell office:value-type="string">
                <text:p>User 5</text:p>
                <draw:g>
                  <svg:desc>yousense.I3:yousense.I3</svg:desc>
                </draw:g>
              </table:table-cell>
              <table:table-cell office:value-type="string">
                <text:p>User 6</text:p>
                <draw:g>
                  <svg:desc>yousense.J3:yousense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ril</text:p>
                <draw:g>
                  <svg:desc>yousense.E4:yousense.E11</svg:desc>
                </draw:g>
              </table:table-cell>
              <table:table-cell office:value-type="float" office:value="52202">
                <text:p>52202</text:p>
                <draw:g>
                  <svg:desc>yousense.F4:yousense.F11</svg:desc>
                </draw:g>
              </table:table-cell>
              <table:table-cell office:value-type="float" office:value="34627">
                <text:p>34627</text:p>
                <draw:g>
                  <svg:desc>yousense.G4:yousense.G11</svg:desc>
                </draw:g>
              </table:table-cell>
              <table:table-cell office:value-type="float" office:value="74415">
                <text:p>74415</text:p>
                <draw:g>
                  <svg:desc>yousense.H4:yousense.H11</svg:desc>
                </draw:g>
              </table:table-cell>
              <table:table-cell office:value-type="float" office:value="24118">
                <text:p>24118</text:p>
                <draw:g>
                  <svg:desc>yousense.I4:yousense.I11</svg:desc>
                </draw:g>
              </table:table-cell>
              <table:table-cell office:value-type="float" office:value="9391">
                <text:p>9391</text:p>
                <draw:g>
                  <svg:desc>yousense.J4:yousense.J11</svg:desc>
                </draw:g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87744">
                <text:p>87744</text:p>
              </table:table-cell>
              <table:table-cell office:value-type="float" office:value="74910">
                <text:p>74910</text:p>
              </table:table-cell>
              <table:table-cell office:value-type="float" office:value="64746">
                <text:p>64746</text:p>
              </table:table-cell>
              <table:table-cell office:value-type="float" office:value="64197">
                <text:p>64197</text:p>
              </table:table-cell>
              <table:table-cell office:value-type="float" office:value="72920">
                <text:p>72920</text:p>
              </table:table-cell>
            </table:table-row>
            <table:table-row>
              <table:table-cell office:value-type="string">
                <text:p>June</text:p>
              </table:table-cell>
              <table:table-cell office:value-type="float" office:value="93073">
                <text:p>93073</text:p>
              </table:table-cell>
              <table:table-cell office:value-type="float" office:value="59750">
                <text:p>59750</text:p>
              </table:table-cell>
              <table:table-cell office:value-type="float" office:value="115871">
                <text:p>115871</text:p>
              </table:table-cell>
              <table:table-cell office:value-type="float" office:value="65521">
                <text:p>65521</text:p>
              </table:table-cell>
              <table:table-cell office:value-type="float" office:value="74163">
                <text:p>74163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85004">
                <text:p>85004</text:p>
              </table:table-cell>
              <table:table-cell office:value-type="float" office:value="98550">
                <text:p>98550</text:p>
              </table:table-cell>
              <table:table-cell office:value-type="float" office:value="95648">
                <text:p>95648</text:p>
              </table:table-cell>
              <table:table-cell office:value-type="float" office:value="72780">
                <text:p>72780</text:p>
              </table:table-cell>
              <table:table-cell office:value-type="float" office:value="41314">
                <text:p>41314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136046">
                <text:p>136046</text:p>
              </table:table-cell>
              <table:table-cell office:value-type="float" office:value="96409">
                <text:p>96409</text:p>
              </table:table-cell>
              <table:table-cell office:value-type="float" office:value="113324">
                <text:p>113324</text:p>
              </table:table-cell>
              <table:table-cell office:value-type="float" office:value="59629">
                <text:p>59629</text:p>
              </table:table-cell>
              <table:table-cell office:value-type="float" office:value="73496">
                <text:p>73496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35792">
                <text:p>35792</text:p>
              </table:table-cell>
              <table:table-cell office:value-type="float" office:value="60590">
                <text:p>60590</text:p>
              </table:table-cell>
              <table:table-cell office:value-type="float" office:value="131227">
                <text:p>131227</text:p>
              </table:table-cell>
              <table:table-cell office:value-type="float" office:value="52681">
                <text:p>52681</text:p>
              </table:table-cell>
              <table:table-cell office:value-type="float" office:value="10691">
                <text:p>10691</text:p>
              </table:table-cell>
            </table:table-row>
            <table:table-row>
              <table:table-cell office:value-type="string">
                <text:p>October</text:p>
              </table:table-cell>
              <table:table-cell office:value-type="float" office:value="68718">
                <text:p>68718</text:p>
              </table:table-cell>
              <table:table-cell office:value-type="float" office:value="74074">
                <text:p>74074</text:p>
              </table:table-cell>
              <table:table-cell office:value-type="float" office:value="91271">
                <text:p>91271</text:p>
              </table:table-cell>
              <table:table-cell office:value-type="float" office:value="36006">
                <text:p>36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24191">
                <text:p>24191</text:p>
              </table:table-cell>
              <table:table-cell office:value-type="float" office:value="41863">
                <text:p>41863</text:p>
              </table:table-cell>
              <table:table-cell office:value-type="float" office:value="32009">
                <text:p>32009</text:p>
              </table:table-cell>
              <table:table-cell office:value-type="float" office:value="12801">
                <text:p>128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25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192cm" svg:height="9.811cm" xlink:href=".." xlink:type="simple" chart:class="chart:line" chart:style-name="ch1">
        <chart:title svg:x="5.509cm" svg:y="0.332cm" chart:style-name="ch2">
          <text:p>CDR with GPS event counts per month</text:p>
        </chart:title>
        <chart:legend chart:legend-position="end" svg:x="16.79cm" svg:y="3.455cm" style:legend-expansion="high" chart:style-name="ch3"/>
        <chart:plot-area chart:style-name="ch4" table:cell-range-address="'cdr gps'.E2:'cdr gps'.J10" chart:data-source-has-labels="both" svg:x="1.413cm" svg:y="1.333cm" svg:width="14.994cm" svg:height="8.282cm">
          <chartooo:coordinate-region svg:x="2.511cm" svg:y="1.563cm" svg:width="13.065cm" svg:height="7.343cm"/>
          <chart:axis chart:dimension="x" chart:name="primary-x" chart:style-name="ch5" chartooo:axis-type="auto">
            <chartooo:date-scale/>
            <chart:categories table:cell-range-address="'cdr gps'.E3:'cdr gps'.E10"/>
          </chart:axis>
          <chart:axis chart:dimension="y" chart:name="primary-y" chart:style-name="ch6">
            <chart:title svg:x="0.451cm" svg:y="6.413cm" chart:style-name="ch7">
              <text:p>Event count</text:p>
            </chart:title>
            <chart:grid chart:style-name="ch8" chart:class="major"/>
          </chart:axis>
          <chart:series chart:style-name="ch9" chart:values-cell-range-address="'cdr gps'.F3:'cdr gps'.F10" chart:label-cell-address="'cdr gps'.F2:'cdr gps'.F2" chart:class="chart:line">
            <chart:data-point chart:repeated="8"/>
          </chart:series>
          <chart:series chart:style-name="ch10" chart:values-cell-range-address="'cdr gps'.G3:'cdr gps'.G10" chart:label-cell-address="'cdr gps'.G2:'cdr gps'.G2" chart:class="chart:line">
            <chart:data-point chart:repeated="8"/>
          </chart:series>
          <chart:series chart:style-name="ch11" chart:values-cell-range-address="'cdr gps'.H3:'cdr gps'.H10" chart:label-cell-address="'cdr gps'.H2:'cdr gps'.H2" chart:class="chart:line">
            <chart:data-point chart:repeated="8"/>
          </chart:series>
          <chart:series chart:style-name="ch12" chart:values-cell-range-address="'cdr gps'.I3:'cdr gps'.I10" chart:label-cell-address="'cdr gps'.I2:'cdr gps'.I2" chart:class="chart:line">
            <chart:data-point chart:repeated="8"/>
          </chart:series>
          <chart:series chart:style-name="ch13" chart:values-cell-range-address="'cdr gps'.J3:'cdr gps'.J10" chart:label-cell-address="'cdr gps'.J2:'cdr gps'.J2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 1</text:p>
                <draw:g>
                  <svg:desc>'cdr gps'.F2:'cdr gps'.F2</svg:desc>
                </draw:g>
              </table:table-cell>
              <table:table-cell office:value-type="string">
                <text:p>User 2</text:p>
                <draw:g>
                  <svg:desc>'cdr gps'.G2:'cdr gps'.G2</svg:desc>
                </draw:g>
              </table:table-cell>
              <table:table-cell office:value-type="string">
                <text:p>User 3</text:p>
                <draw:g>
                  <svg:desc>'cdr gps'.H2:'cdr gps'.H2</svg:desc>
                </draw:g>
              </table:table-cell>
              <table:table-cell office:value-type="string">
                <text:p>User 5</text:p>
                <draw:g>
                  <svg:desc>'cdr gps'.I2:'cdr gps'.I2</svg:desc>
                </draw:g>
              </table:table-cell>
              <table:table-cell office:value-type="string">
                <text:p>User 6</text:p>
                <draw:g>
                  <svg:desc>'cdr gps'.J2:'cdr gps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ril</text:p>
                <draw:g>
                  <svg:desc>'cdr gps'.E3:'cdr gps'.E10</svg:desc>
                </draw:g>
              </table:table-cell>
              <table:table-cell office:value-type="float" office:value="0">
                <text:p>0</text:p>
                <draw:g>
                  <svg:desc>'cdr gps'.F3:'cdr gps'.F10</svg:desc>
                </draw:g>
              </table:table-cell>
              <table:table-cell office:value-type="float" office:value="1284">
                <text:p>1284</text:p>
                <draw:g>
                  <svg:desc>'cdr gps'.G3:'cdr gps'.G10</svg:desc>
                </draw:g>
              </table:table-cell>
              <table:table-cell office:value-type="float" office:value="332">
                <text:p>332</text:p>
                <draw:g>
                  <svg:desc>'cdr gps'.H3:'cdr gps'.H10</svg:desc>
                </draw:g>
              </table:table-cell>
              <table:table-cell office:value-type="float" office:value="150">
                <text:p>150</text:p>
                <draw:g>
                  <svg:desc>'cdr gps'.I3:'cdr gps'.I10</svg:desc>
                </draw:g>
              </table:table-cell>
              <table:table-cell office:value-type="float" office:value="0">
                <text:p>0</text:p>
                <draw:g>
                  <svg:desc>'cdr gps'.J3:'cdr gps'.J10</svg:desc>
                </draw:g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258">
                <text:p>258</text:p>
              </table:table-cell>
              <table:table-cell office:value-type="float" office:value="3282">
                <text:p>3282</text:p>
              </table:table-cell>
              <table:table-cell office:value-type="float" office:value="223">
                <text:p>223</text:p>
              </table:table-cell>
              <table:table-cell office:value-type="float" office:value="536">
                <text:p>53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June</text:p>
              </table:table-cell>
              <table:table-cell office:value-type="float" office:value="405">
                <text:p>405</text:p>
              </table:table-cell>
              <table:table-cell office:value-type="float" office:value="2442">
                <text:p>2442</text:p>
              </table:table-cell>
              <table:table-cell office:value-type="float" office:value="424">
                <text:p>424</text:p>
              </table:table-cell>
              <table:table-cell office:value-type="float" office:value="553">
                <text:p>553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305">
                <text:p>305</text:p>
              </table:table-cell>
              <table:table-cell office:value-type="float" office:value="2784">
                <text:p>2784</text:p>
              </table:table-cell>
              <table:table-cell office:value-type="float" office:value="367">
                <text:p>367</text:p>
              </table:table-cell>
              <table:table-cell office:value-type="float" office:value="391">
                <text:p>39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390">
                <text:p>390</text:p>
              </table:table-cell>
              <table:table-cell office:value-type="float" office:value="2261">
                <text:p>2261</text:p>
              </table:table-cell>
              <table:table-cell office:value-type="float" office:value="433">
                <text:p>433</text:p>
              </table:table-cell>
              <table:table-cell office:value-type="float" office:value="711">
                <text:p>711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279">
                <text:p>279</text:p>
              </table:table-cell>
              <table:table-cell office:value-type="float" office:value="2971">
                <text:p>2971</text:p>
              </table:table-cell>
              <table:table-cell office:value-type="float" office:value="770">
                <text:p>770</text:p>
              </table:table-cell>
              <table:table-cell office:value-type="float" office:value="884">
                <text:p>8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October</text:p>
              </table:table-cell>
              <table:table-cell office:value-type="float" office:value="285">
                <text:p>285</text:p>
              </table:table-cell>
              <table:table-cell office:value-type="float" office:value="3092">
                <text:p>3092</text:p>
              </table:table-cell>
              <table:table-cell office:value-type="float" office:value="270">
                <text:p>270</text:p>
              </table:table-cell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150">
                <text:p>150</text:p>
              </table:table-cell>
              <table:table-cell office:value-type="float" office:value="1360">
                <text:p>1360</text:p>
              </table:table-cell>
              <table:table-cell office:value-type="float" office:value="39">
                <text:p>39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25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398cm" svg:height="10.187cm" xlink:href=".." xlink:type="simple" chart:class="chart:line" chart:style-name="ch1">
        <chart:title svg:x="6.106cm" svg:y="0.339cm" chart:style-name="ch2">
          <text:p>YouSense event counts per month</text:p>
        </chart:title>
        <chart:legend chart:legend-position="end" svg:x="16.996cm" svg:y="3.643cm" style:legend-expansion="high" chart:style-name="ch3"/>
        <chart:plot-area chart:style-name="ch4" table:cell-range-address="yousense.E3:yousense.J11" chart:data-source-has-labels="both" svg:x="1.417cm" svg:y="1.347cm" svg:width="15.192cm" svg:height="8.637cm">
          <chartooo:coordinate-region svg:x="2.938cm" svg:y="1.577cm" svg:width="12.84cm" svg:height="7.698cm"/>
          <chart:axis chart:dimension="x" chart:name="primary-x" chart:style-name="ch5" chartooo:axis-type="auto">
            <chartooo:date-scale/>
            <chart:categories table:cell-range-address="yousense.E4:yousense.E11"/>
          </chart:axis>
          <chart:axis chart:dimension="y" chart:name="primary-y" chart:style-name="ch6">
            <chart:title svg:x="0.451cm" svg:y="6.604cm" chart:style-name="ch7">
              <text:p>Event count</text:p>
            </chart:title>
            <chart:grid chart:style-name="ch8" chart:class="major"/>
          </chart:axis>
          <chart:series chart:style-name="ch9" chart:values-cell-range-address="yousense.F4:yousense.F11" chart:label-cell-address="yousense.F3:yousense.F3" chart:class="chart:line">
            <chart:data-point chart:repeated="8"/>
          </chart:series>
          <chart:series chart:style-name="ch10" chart:values-cell-range-address="yousense.G4:yousense.G11" chart:label-cell-address="yousense.G3:yousense.G3" chart:class="chart:line">
            <chart:data-point chart:repeated="8"/>
          </chart:series>
          <chart:series chart:style-name="ch11" chart:values-cell-range-address="yousense.H4:yousense.H11" chart:label-cell-address="yousense.H3:yousense.H3" chart:class="chart:line">
            <chart:data-point chart:repeated="8"/>
          </chart:series>
          <chart:series chart:style-name="ch12" chart:values-cell-range-address="yousense.I4:yousense.I11" chart:label-cell-address="yousense.I3:yousense.I3" chart:class="chart:line">
            <chart:data-point chart:repeated="8"/>
          </chart:series>
          <chart:series chart:style-name="ch13" chart:values-cell-range-address="yousense.J4:yousense.J11" chart:label-cell-address="yousense.J3:yousense.J3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 1</text:p>
                <draw:g>
                  <svg:desc>yousense.F3:yousense.F3</svg:desc>
                </draw:g>
              </table:table-cell>
              <table:table-cell office:value-type="string">
                <text:p>User 2</text:p>
                <draw:g>
                  <svg:desc>yousense.G3:yousense.G3</svg:desc>
                </draw:g>
              </table:table-cell>
              <table:table-cell office:value-type="string">
                <text:p>User 3</text:p>
                <draw:g>
                  <svg:desc>yousense.H3:yousense.H3</svg:desc>
                </draw:g>
              </table:table-cell>
              <table:table-cell office:value-type="string">
                <text:p>User 5</text:p>
                <draw:g>
                  <svg:desc>yousense.I3:yousense.I3</svg:desc>
                </draw:g>
              </table:table-cell>
              <table:table-cell office:value-type="string">
                <text:p>User 6</text:p>
                <draw:g>
                  <svg:desc>yousense.J3:yousense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ril</text:p>
                <draw:g>
                  <svg:desc>yousense.E4:yousense.E11</svg:desc>
                </draw:g>
              </table:table-cell>
              <table:table-cell office:value-type="float" office:value="52202">
                <text:p>52202</text:p>
                <draw:g>
                  <svg:desc>yousense.F4:yousense.F11</svg:desc>
                </draw:g>
              </table:table-cell>
              <table:table-cell office:value-type="float" office:value="34627">
                <text:p>34627</text:p>
                <draw:g>
                  <svg:desc>yousense.G4:yousense.G11</svg:desc>
                </draw:g>
              </table:table-cell>
              <table:table-cell office:value-type="float" office:value="74415">
                <text:p>74415</text:p>
                <draw:g>
                  <svg:desc>yousense.H4:yousense.H11</svg:desc>
                </draw:g>
              </table:table-cell>
              <table:table-cell office:value-type="float" office:value="24118">
                <text:p>24118</text:p>
                <draw:g>
                  <svg:desc>yousense.I4:yousense.I11</svg:desc>
                </draw:g>
              </table:table-cell>
              <table:table-cell office:value-type="float" office:value="9391">
                <text:p>9391</text:p>
                <draw:g>
                  <svg:desc>yousense.J4:yousense.J11</svg:desc>
                </draw:g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87744">
                <text:p>87744</text:p>
              </table:table-cell>
              <table:table-cell office:value-type="float" office:value="74910">
                <text:p>74910</text:p>
              </table:table-cell>
              <table:table-cell office:value-type="float" office:value="64746">
                <text:p>64746</text:p>
              </table:table-cell>
              <table:table-cell office:value-type="float" office:value="64197">
                <text:p>64197</text:p>
              </table:table-cell>
              <table:table-cell office:value-type="float" office:value="72920">
                <text:p>72920</text:p>
              </table:table-cell>
            </table:table-row>
            <table:table-row>
              <table:table-cell office:value-type="string">
                <text:p>June</text:p>
              </table:table-cell>
              <table:table-cell office:value-type="float" office:value="93073">
                <text:p>93073</text:p>
              </table:table-cell>
              <table:table-cell office:value-type="float" office:value="59750">
                <text:p>59750</text:p>
              </table:table-cell>
              <table:table-cell office:value-type="float" office:value="115871">
                <text:p>115871</text:p>
              </table:table-cell>
              <table:table-cell office:value-type="float" office:value="65521">
                <text:p>65521</text:p>
              </table:table-cell>
              <table:table-cell office:value-type="float" office:value="74163">
                <text:p>74163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85004">
                <text:p>85004</text:p>
              </table:table-cell>
              <table:table-cell office:value-type="float" office:value="98550">
                <text:p>98550</text:p>
              </table:table-cell>
              <table:table-cell office:value-type="float" office:value="95648">
                <text:p>95648</text:p>
              </table:table-cell>
              <table:table-cell office:value-type="float" office:value="72780">
                <text:p>72780</text:p>
              </table:table-cell>
              <table:table-cell office:value-type="float" office:value="41314">
                <text:p>41314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136046">
                <text:p>136046</text:p>
              </table:table-cell>
              <table:table-cell office:value-type="float" office:value="96409">
                <text:p>96409</text:p>
              </table:table-cell>
              <table:table-cell office:value-type="float" office:value="113324">
                <text:p>113324</text:p>
              </table:table-cell>
              <table:table-cell office:value-type="float" office:value="59629">
                <text:p>59629</text:p>
              </table:table-cell>
              <table:table-cell office:value-type="float" office:value="73496">
                <text:p>73496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35792">
                <text:p>35792</text:p>
              </table:table-cell>
              <table:table-cell office:value-type="float" office:value="60590">
                <text:p>60590</text:p>
              </table:table-cell>
              <table:table-cell office:value-type="float" office:value="131227">
                <text:p>131227</text:p>
              </table:table-cell>
              <table:table-cell office:value-type="float" office:value="52681">
                <text:p>52681</text:p>
              </table:table-cell>
              <table:table-cell office:value-type="float" office:value="10691">
                <text:p>10691</text:p>
              </table:table-cell>
            </table:table-row>
            <table:table-row>
              <table:table-cell office:value-type="string">
                <text:p>October</text:p>
              </table:table-cell>
              <table:table-cell office:value-type="float" office:value="68718">
                <text:p>68718</text:p>
              </table:table-cell>
              <table:table-cell office:value-type="float" office:value="74074">
                <text:p>74074</text:p>
              </table:table-cell>
              <table:table-cell office:value-type="float" office:value="91271">
                <text:p>91271</text:p>
              </table:table-cell>
              <table:table-cell office:value-type="float" office:value="36006">
                <text:p>36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24191">
                <text:p>24191</text:p>
              </table:table-cell>
              <table:table-cell office:value-type="float" office:value="41863">
                <text:p>41863</text:p>
              </table:table-cell>
              <table:table-cell office:value-type="float" office:value="32009">
                <text:p>32009</text:p>
              </table:table-cell>
              <table:table-cell office:value-type="float" office:value="12801">
                <text:p>128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07cm" svg:y="0.316cm" chart:style-name="ch2">
          <text:p>CDR with GPS event counts per user</text:p>
        </chart:title>
        <chart:plot-area chart:style-name="ch3" table:cell-range-address="'cdr gps count per user'.A1:'cdr gps count per user'.B6" chart:data-source-has-labels="both" svg:x="1.35cm" svg:y="1.301cm" svg:width="14.33cm" svg:height="7.519cm">
          <chartooo:coordinate-region svg:x="2.659cm" svg:y="1.531cm" svg:width="13.021cm" svg:height="6.58cm"/>
          <chart:axis chart:dimension="x" chart:name="primary-x" chart:style-name="ch4" chartooo:axis-type="auto">
            <chartooo:date-scale/>
            <chart:categories table:cell-range-address="'cdr gps count per user'.A2:'cdr gps count per user'.A6"/>
          </chart:axis>
          <chart:axis chart:dimension="y" chart:name="primary-y" chart:style-name="ch5">
            <chart:title svg:x="0.451cm" svg:y="5.999cm" chart:style-name="ch6">
              <text:p>Event count</text:p>
            </chart:title>
            <chart:grid chart:style-name="ch7" chart:class="major"/>
          </chart:axis>
          <chart:series chart:style-name="ch8" chart:values-cell-range-address="'cdr gps count per user'.B2:'cdr gps count per user'.B6" chart:label-cell-address="'cdr gps count per user'.B1:'cdr gps count per user'.B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DR count</text:p>
                <draw:g>
                  <svg:desc>'cdr gps count per user'.B1:'cdr gps count per user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er 1</text:p>
                <draw:g>
                  <svg:desc>'cdr gps count per user'.A2:'cdr gps count per user'.A6</svg:desc>
                </draw:g>
              </table:table-cell>
              <table:table-cell office:value-type="float" office:value="6462">
                <text:p>6462</text:p>
                <draw:g>
                  <svg:desc>'cdr gps count per user'.B2:'cdr gps count per user'.B6</svg:desc>
                </draw:g>
              </table:table-cell>
            </table:table-row>
            <table:table-row>
              <table:table-cell office:value-type="string">
                <text:p>User 2</text:p>
              </table:table-cell>
              <table:table-cell office:value-type="float" office:value="60035">
                <text:p>60035</text:p>
              </table:table-cell>
            </table:table-row>
            <table:table-row>
              <table:table-cell office:value-type="string">
                <text:p>User 3</text:p>
              </table:table-cell>
              <table:table-cell office:value-type="float" office:value="5894">
                <text:p>5894</text:p>
              </table:table-cell>
            </table:table-row>
            <table:table-row>
              <table:table-cell office:value-type="string">
                <text:p>User 5</text:p>
              </table:table-cell>
              <table:table-cell office:value-type="float" office:value="6699">
                <text:p>6699</text:p>
              </table:table-cell>
            </table:table-row>
            <table:table-row>
              <table:table-cell office:value-type="string">
                <text:p>User 6</text:p>
              </table:table-cell>
              <table:table-cell office:value-type="float" office:value="3107">
                <text:p>31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24cm" svg:y="0.316cm" chart:style-name="ch2">
          <text:p>YouSense event count per user</text:p>
        </chart:title>
        <chart:plot-area chart:style-name="ch3" table:cell-range-address="'yousense count per user'.A2:'yousense count per user'.B6 'yousense count per user'.B1:'yousense count per user'.B1" chart:data-source-has-labels="both" svg:x="1.35cm" svg:y="1.301cm" svg:width="14.33cm" svg:height="6.519cm">
          <chartooo:coordinate-region svg:x="2.871cm" svg:y="1.531cm" svg:width="12.809cm" svg:height="5.58cm"/>
          <chart:axis chart:dimension="x" chart:name="primary-x" chart:style-name="ch4" chartooo:axis-type="auto">
            <chartooo:date-scale/>
            <chart:title svg:x="8.017cm" svg:y="8.001cm" chart:style-name="ch5">
              <text:p>Users</text:p>
            </chart:title>
            <chart:categories table:cell-range-address="'yousense count per user'.A2:'yousense count per user'.A6"/>
          </chart:axis>
          <chart:axis chart:dimension="y" chart:name="primary-y" chart:style-name="ch6">
            <chart:title svg:x="0.451cm" svg:y="6.258cm" chart:style-name="ch7">
              <text:p>YouSense event count</text:p>
            </chart:title>
            <chart:grid chart:style-name="ch8" chart:class="major"/>
          </chart:axis>
          <chart:series chart:style-name="ch9" chart:values-cell-range-address="'yousense count per user'.B2:'yousense count per user'.B6" chart:label-cell-address="'yousense count per user'.B1:'yousense count per user'.B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uSense count</text:p>
                <draw:g>
                  <svg:desc>'yousense count per user'.B1:'yousense count per user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er 1</text:p>
                <draw:g>
                  <svg:desc>'yousense count per user'.A2:'yousense count per user'.A6</svg:desc>
                </draw:g>
              </table:table-cell>
              <table:table-cell office:value-type="float" office:value="582770">
                <text:p>582770</text:p>
                <draw:g>
                  <svg:desc>'yousense count per user'.B2:'yousense count per user'.B6</svg:desc>
                </draw:g>
              </table:table-cell>
            </table:table-row>
            <table:table-row>
              <table:table-cell office:value-type="string">
                <text:p>User 2</text:p>
              </table:table-cell>
              <table:table-cell office:value-type="float" office:value="540773">
                <text:p>540773</text:p>
              </table:table-cell>
            </table:table-row>
            <table:table-row>
              <table:table-cell office:value-type="string">
                <text:p>User 3</text:p>
              </table:table-cell>
              <table:table-cell office:value-type="float" office:value="718511">
                <text:p>718511</text:p>
              </table:table-cell>
            </table:table-row>
            <table:table-row>
              <table:table-cell office:value-type="string">
                <text:p>User 5</text:p>
              </table:table-cell>
              <table:table-cell office:value-type="float" office:value="387733">
                <text:p>387733</text:p>
              </table:table-cell>
            </table:table-row>
            <table:table-row>
              <table:table-cell office:value-type="string">
                <text:p>User 6</text:p>
              </table:table-cell>
              <table:table-cell office:value-type="float" office:value="281975">
                <text:p>2819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01cm" svg:y="0.316cm" chart:style-name="ch2">
          <text:p>YouSense event counts per user</text:p>
        </chart:title>
        <chart:plot-area chart:style-name="ch3" table:cell-range-address="'yousense count per user'.A1:'yousense count per user'.B6" chart:data-source-has-labels="both" svg:x="1.35cm" svg:y="1.301cm" svg:width="14.33cm" svg:height="7.519cm">
          <chartooo:coordinate-region svg:x="2.871cm" svg:y="1.531cm" svg:width="12.809cm" svg:height="6.58cm"/>
          <chart:axis chart:dimension="x" chart:name="primary-x" chart:style-name="ch4" chartooo:axis-type="auto">
            <chartooo:date-scale/>
            <chart:categories table:cell-range-address="'yousense count per user'.A2:'yousense count per user'.A6"/>
          </chart:axis>
          <chart:axis chart:dimension="y" chart:name="primary-y" chart:style-name="ch5">
            <chart:title svg:x="0.451cm" svg:y="5.999cm" chart:style-name="ch6">
              <text:p>Event count</text:p>
            </chart:title>
            <chart:grid chart:style-name="ch7" chart:class="major"/>
          </chart:axis>
          <chart:series chart:style-name="ch8" chart:values-cell-range-address="'yousense count per user'.B2:'yousense count per user'.B6" chart:label-cell-address="'yousense count per user'.B1:'yousense count per user'.B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uSense count</text:p>
                <draw:g>
                  <svg:desc>'yousense count per user'.B1:'yousense count per user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er 1</text:p>
                <draw:g>
                  <svg:desc>'yousense count per user'.A2:'yousense count per user'.A6</svg:desc>
                </draw:g>
              </table:table-cell>
              <table:table-cell office:value-type="float" office:value="582770">
                <text:p>582770</text:p>
                <draw:g>
                  <svg:desc>'yousense count per user'.B2:'yousense count per user'.B6</svg:desc>
                </draw:g>
              </table:table-cell>
            </table:table-row>
            <table:table-row>
              <table:table-cell office:value-type="string">
                <text:p>User 2</text:p>
              </table:table-cell>
              <table:table-cell office:value-type="float" office:value="540773">
                <text:p>540773</text:p>
              </table:table-cell>
            </table:table-row>
            <table:table-row>
              <table:table-cell office:value-type="string">
                <text:p>User 3</text:p>
              </table:table-cell>
              <table:table-cell office:value-type="float" office:value="718511">
                <text:p>718511</text:p>
              </table:table-cell>
            </table:table-row>
            <table:table-row>
              <table:table-cell office:value-type="string">
                <text:p>User 5</text:p>
              </table:table-cell>
              <table:table-cell office:value-type="float" office:value="387733">
                <text:p>387733</text:p>
              </table:table-cell>
            </table:table-row>
            <table:table-row>
              <table:table-cell office:value-type="string">
                <text:p>User 6</text:p>
              </table:table-cell>
              <table:table-cell office:value-type="float" office:value="281975">
                <text:p>2819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-and-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-and-percentage" chart:data-label-text="false" chart:data-label-symbol="false">
        <chart:label-separator>
          <text:p><text:line-break/></text:p>
        </chart:label-separator>
      </style:chart-properties>
      <style:graphic-properties draw:stroke="none" draw:fill-color="#004586" dr3d:edge-rounding="5%"/>
      <style:text-properties fo:font-size="12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795cm" svg:y="0.316cm" chart:style-name="ch2">
          <text:p>CDR GPS assessment counts</text:p>
        </chart:title>
        <chart:legend chart:legend-position="end" svg:x="12.211cm" svg:y="3.05cm" style:legend-expansion="high" chart:style-name="ch3"/>
        <chart:plot-area chart:style-name="ch4" table:cell-range-address="assessments.A1:assessments.B6" chart:data-source-has-labels="both" svg:x="0.32cm" svg:y="1.301cm" svg:width="11.571cm" svg:height="7.519cm">
          <chartooo:coordinate-region svg:x="2.347cm" svg:y="1.303cm" svg:width="7.517cm" svg:height="7.517cm"/>
          <chart:axis chart:dimension="x" chart:name="primary-x" chart:style-name="ch5" chartooo:axis-type="auto">
            <chartooo:date-scale/>
            <chart:categories table:cell-range-address="assessments.A2:assessments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ssessments.B2:assessments.B6" chart:label-cell-address="assessments.B1:assessments.B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assessments.B1:assessment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o far in location</text:p>
                <draw:g>
                  <svg:desc>assessments.A2:assessments.A6</svg:desc>
                </draw:g>
              </table:table-cell>
              <table:table-cell office:value-type="float" office:value="14">
                <text:p>14</text:p>
                <draw:g>
                  <svg:desc>assessments.B2:assessments.B6</svg:desc>
                </draw:g>
              </table:table-cell>
            </table:table-row>
            <table:table-row>
              <table:table-cell office:value-type="string">
                <text:p>Too far in time</text:p>
              </table:table-cell>
              <table:table-cell office:value-type="float" office:value="52428">
                <text:p>52428</text:p>
              </table:table-cell>
            </table:table-row>
            <table:table-row>
              <table:table-cell office:value-type="string">
                <text:p>Interpolated fix</text:p>
              </table:table-cell>
              <table:table-cell office:value-type="float" office:value="5645">
                <text:p>5645</text:p>
              </table:table-cell>
            </table:table-row>
            <table:table-row>
              <table:table-cell office:value-type="string">
                <text:p>Next fix in time</text:p>
              </table:table-cell>
              <table:table-cell office:value-type="float" office:value="13260">
                <text:p>13260</text:p>
              </table:table-cell>
            </table:table-row>
            <table:table-row>
              <table:table-cell office:value-type="string">
                <text:p>Previous fix in time</text:p>
              </table:table-cell>
              <table:table-cell office:value-type="float" office:value="10850">
                <text:p>1085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 style:rotation-angle="70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label-position="top" style:rotation-angle="70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 chart:label-position="top" style:rotation-angle="70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 chart:label-position="top" style:rotation-angle="70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 chart:label-position="top" style:rotation-angle="70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95cm" svg:y="0.316cm" chart:style-name="ch2">
          <text:p>CDR GPS assessment counts per user</text:p>
        </chart:title>
        <chart:legend chart:legend-position="end" svg:x="14.187cm" svg:y="3.05cm" style:legend-expansion="high" chart:style-name="ch3"/>
        <chart:plot-area chart:style-name="ch4" table:cell-range-address="assessments.D1:assessments.I6" chart:data-source-has-labels="both" svg:x="1.35cm" svg:y="1.301cm" svg:width="12.517cm" svg:height="6.519cm">
          <chartooo:coordinate-region svg:x="2.659cm" svg:y="1.531cm" svg:width="10.7cm" svg:height="5.12cm"/>
          <chart:axis chart:dimension="x" chart:name="primary-x" chart:style-name="ch5" chartooo:axis-type="auto">
            <chartooo:date-scale/>
            <chart:title svg:x="6.634cm" svg:y="8.001cm" chart:style-name="ch6">
              <text:p>Assessment</text:p>
            </chart:title>
            <chart:categories table:cell-range-address="assessments.D2:assessments.D6"/>
          </chart:axis>
          <chart:axis chart:dimension="y" chart:name="primary-y" chart:style-name="ch7">
            <chart:title svg:x="0.451cm" svg:y="5.499cm" chart:style-name="ch8">
              <text:p>Event count</text:p>
            </chart:title>
            <chart:grid chart:style-name="ch9" chart:class="major"/>
          </chart:axis>
          <chart:series chart:style-name="ch10" chart:values-cell-range-address="assessments.E2:assessments.E6" chart:label-cell-address="assessments.E1:assessments.E1" chart:class="chart:bar">
            <chart:data-point chart:repeated="5"/>
          </chart:series>
          <chart:series chart:style-name="ch11" chart:values-cell-range-address="assessments.F2:assessments.F6" chart:label-cell-address="assessments.F1:assessments.F1" chart:class="chart:bar">
            <chart:data-point chart:repeated="5"/>
          </chart:series>
          <chart:series chart:style-name="ch12" chart:values-cell-range-address="assessments.G2:assessments.G6" chart:label-cell-address="assessments.G1:assessments.G1" chart:class="chart:bar">
            <chart:data-point chart:repeated="5"/>
          </chart:series>
          <chart:series chart:style-name="ch13" chart:values-cell-range-address="assessments.H2:assessments.H6" chart:label-cell-address="assessments.H1:assessments.H1" chart:class="chart:bar">
            <chart:data-point chart:repeated="5"/>
          </chart:series>
          <chart:series chart:style-name="ch14" chart:values-cell-range-address="assessments.I2:assessments.I6" chart:label-cell-address="assessments.I1:assessments.I1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 1</text:p>
                <draw:g>
                  <svg:desc>assessments.E1:assessments.E1</svg:desc>
                </draw:g>
              </table:table-cell>
              <table:table-cell office:value-type="string">
                <text:p>User 2</text:p>
                <draw:g>
                  <svg:desc>assessments.F1:assessments.F1</svg:desc>
                </draw:g>
              </table:table-cell>
              <table:table-cell office:value-type="string">
                <text:p>User 3</text:p>
                <draw:g>
                  <svg:desc>assessments.G1:assessments.G1</svg:desc>
                </draw:g>
              </table:table-cell>
              <table:table-cell office:value-type="string">
                <text:p>User 5</text:p>
                <draw:g>
                  <svg:desc>assessments.H1:assessments.H1</svg:desc>
                </draw:g>
              </table:table-cell>
              <table:table-cell office:value-type="string">
                <text:p>User 6</text:p>
                <draw:g>
                  <svg:desc>assessments.I1:assessment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o far in location</text:p>
                <draw:g>
                  <svg:desc>assessments.D2:assessments.D6</svg:desc>
                </draw:g>
              </table:table-cell>
              <table:table-cell office:value-type="float" office:value="2">
                <text:p>2</text:p>
                <draw:g>
                  <svg:desc>assessments.E2:assessments.E6</svg:desc>
                </draw:g>
              </table:table-cell>
              <table:table-cell office:value-type="float" office:value="7">
                <text:p>7</text:p>
                <draw:g>
                  <svg:desc>assessments.F2:assessments.F6</svg:desc>
                </draw:g>
              </table:table-cell>
              <table:table-cell office:value-type="float" office:value="2">
                <text:p>2</text:p>
                <draw:g>
                  <svg:desc>assessments.G2:assessments.G6</svg:desc>
                </draw:g>
              </table:table-cell>
              <table:table-cell office:value-type="float" office:value="3">
                <text:p>3</text:p>
                <draw:g>
                  <svg:desc>assessments.H2:assessments.H6</svg:desc>
                </draw:g>
              </table:table-cell>
              <table:table-cell office:value-type="float" office:value="0">
                <text:p>0</text:p>
                <draw:g>
                  <svg:desc>assessments.I2:assessments.I6</svg:desc>
                </draw:g>
              </table:table-cell>
            </table:table-row>
            <table:table-row>
              <table:table-cell office:value-type="string">
                <text:p>Too far in time</text:p>
              </table:table-cell>
              <table:table-cell office:value-type="float" office:value="4388">
                <text:p>4388</text:p>
              </table:table-cell>
              <table:table-cell office:value-type="float" office:value="40552">
                <text:p>40552</text:p>
              </table:table-cell>
              <table:table-cell office:value-type="float" office:value="3034">
                <text:p>3034</text:p>
              </table:table-cell>
              <table:table-cell office:value-type="float" office:value="2937">
                <text:p>2937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Interpolated fix</text:p>
              </table:table-cell>
              <table:table-cell office:value-type="float" office:value="777">
                <text:p>777</text:p>
              </table:table-cell>
              <table:table-cell office:value-type="float" office:value="2857">
                <text:p>2857</text:p>
              </table:table-cell>
              <table:table-cell office:value-type="float" office:value="1141">
                <text:p>1141</text:p>
              </table:table-cell>
              <table:table-cell office:value-type="float" office:value="586">
                <text:p>586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Next fix in time</text:p>
              </table:table-cell>
              <table:table-cell office:value-type="float" office:value="831">
                <text:p>831</text:p>
              </table:table-cell>
              <table:table-cell office:value-type="float" office:value="9022">
                <text:p>9022</text:p>
              </table:table-cell>
              <table:table-cell office:value-type="float" office:value="966">
                <text:p>966</text:p>
              </table:table-cell>
              <table:table-cell office:value-type="float" office:value="1710">
                <text:p>1710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Previous fix in time</text:p>
              </table:table-cell>
              <table:table-cell office:value-type="float" office:value="464">
                <text:p>464</text:p>
              </table:table-cell>
              <table:table-cell office:value-type="float" office:value="7597">
                <text:p>7597</text:p>
              </table:table-cell>
              <table:table-cell office:value-type="float" office:value="751">
                <text:p>751</text:p>
              </table:table-cell>
              <table:table-cell office:value-type="float" office:value="1463">
                <text:p>1463</text:p>
              </table:table-cell>
              <table:table-cell office:value-type="float" office:value="575">
                <text:p>5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